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a4ff" officeooo:paragraph-rsid="0015a4ff"/>
    </style:style>
    <style:style style:name="P2" style:family="paragraph" style:parent-style-name="Standard">
      <style:text-properties officeooo:rsid="0015a4ff" officeooo:paragraph-rsid="00170ab1"/>
    </style:style>
    <style:style style:name="P3" style:family="paragraph" style:parent-style-name="Standard">
      <style:text-properties officeooo:rsid="0015a4ff" officeooo:paragraph-rsid="0017f99a"/>
    </style:style>
    <style:style style:name="P4" style:family="paragraph" style:parent-style-name="Standard">
      <style:text-properties officeooo:rsid="0015a4ff" officeooo:paragraph-rsid="001b5ad9"/>
    </style:style>
    <style:style style:name="P5" style:family="paragraph" style:parent-style-name="Standard">
      <style:text-properties fo:font-weight="bold" officeooo:rsid="0015a4ff" officeooo:paragraph-rsid="0015a4ff" style:font-weight-asian="bold" style:font-weight-complex="bold"/>
    </style:style>
    <style:style style:name="P6" style:family="paragraph" style:parent-style-name="Standard">
      <style:text-properties fo:font-weight="bold" officeooo:rsid="0015a4ff" officeooo:paragraph-rsid="001b5ad9" style:font-weight-asian="bold" style:font-weight-complex="bold"/>
    </style:style>
    <style:style style:name="P7" style:family="paragraph" style:parent-style-name="Standard">
      <style:text-properties fo:font-weight="bold" officeooo:rsid="001b5ad9" officeooo:paragraph-rsid="001b5ad9" style:font-weight-asian="bold" style:font-weight-complex="bold"/>
    </style:style>
    <style:style style:name="P8" style:family="paragraph" style:parent-style-name="Standard">
      <style:paragraph-properties fo:text-align="center" style:justify-single-word="false"/>
      <style:text-properties fo:font-weight="bold" officeooo:rsid="001b5ad9" officeooo:paragraph-rsid="001b5ad9" style:font-weight-asian="bold" style:font-weight-complex="bold"/>
    </style:style>
    <style:style style:name="P9" style:family="paragraph" style:parent-style-name="Standard">
      <style:text-properties officeooo:rsid="00170ab1" officeooo:paragraph-rsid="00170ab1"/>
    </style:style>
    <style:style style:name="P10" style:family="paragraph" style:parent-style-name="Standard">
      <style:text-properties officeooo:rsid="00170ab1" officeooo:paragraph-rsid="0017f99a"/>
    </style:style>
    <style:style style:name="P11" style:family="paragraph" style:parent-style-name="Standard">
      <style:text-properties officeooo:rsid="00170ab1" officeooo:paragraph-rsid="001b5ad9"/>
    </style:style>
    <style:style style:name="P12" style:family="paragraph" style:parent-style-name="Standard">
      <style:text-properties officeooo:rsid="0018db10" officeooo:paragraph-rsid="0018db10"/>
    </style:style>
    <style:style style:name="P13" style:family="paragraph" style:parent-style-name="Standard" style:master-page-name="">
      <style:paragraph-properties fo:margin-left="0.9366in" fo:margin-right="0in" fo:text-indent="0in" style:auto-text-indent="false" style:page-number="auto"/>
      <style:text-properties officeooo:rsid="0015a4ff" officeooo:paragraph-rsid="00170ab1"/>
    </style:style>
    <style:style style:name="P14" style:family="paragraph" style:parent-style-name="Standard" style:master-page-name="">
      <style:paragraph-properties fo:margin-left="0.9366in" fo:margin-right="0in" fo:text-indent="0in" style:auto-text-indent="false" style:page-number="auto"/>
      <style:text-properties officeooo:rsid="00170ab1" officeooo:paragraph-rsid="00170ab1"/>
    </style:style>
    <style:style style:name="P15" style:family="paragraph" style:parent-style-name="Standard" style:master-page-name="">
      <style:paragraph-properties fo:margin-left="0.5in" fo:margin-right="0in" fo:text-indent="0in" style:auto-text-indent="false" style:page-number="auto"/>
      <style:text-properties fo:font-weight="normal" officeooo:rsid="001b5ad9" officeooo:paragraph-rsid="001b5ad9" style:font-weight-asian="normal" style:font-weight-complex="normal"/>
    </style:style>
    <style:style style:name="T1" style:family="text">
      <style:text-properties officeooo:rsid="00170ab1"/>
    </style:style>
    <style:style style:name="T2" style:family="text">
      <style:text-properties officeooo:rsid="0017f99a"/>
    </style:style>
    <style:style style:name="T3" style:family="text">
      <style:text-properties fo:font-weight="bold" style:font-weight-asian="bold" style:font-weight-complex="bold"/>
    </style:style>
    <style:style style:name="T4" style:family="text">
      <style:text-properties fo:font-weight="bold" officeooo:rsid="0017f99a" style:font-weight-asian="bold" style:font-weight-complex="bold"/>
    </style:style>
    <style:style style:name="T5" style:family="text">
      <style:text-properties officeooo:rsid="001a7221"/>
    </style:style>
    <style:style style:name="T6" style:family="text">
      <style:text-properties officeooo:rsid="001b5ad9"/>
    </style:style>
    <style:style style:name="T7" style:family="text">
      <style:text-properties officeooo:rsid="001b5b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Byron and Brady Goldman</text:p>
      <text:p text:style-name="P1"/>
      <text:p text:style-name="P8">Data Design and Process Document</text:p>
      <text:p text:style-name="P1"/>
      <text:p text:style-name="P6">GitHub Repository:</text:p>
      <text:p text:style-name="P4"><text:tab/><text:a xlink:type="simple" xlink:href="https://github.com/JamesByron/CMPS_263">https://github.com/JamesByron/CMPS_263</text:a></text:p>
      <text:p text:style-name="P11"/>
      <text:p text:style-name="P12">We <text:span text:style-name="T6">will</text:span> visualize the factors that contribute to the employment or unemployment of persons with disabilities. <text:s/>Our datasets expose several pieces of information that define the employment of persons with disabilities across a range of variables.</text:p>
      <text:p text:style-name="P12"/>
      <text:p text:style-name="P12">No single piece of data reveals all the factors that lead to the employment of persons with disabilities. <text:s/>We hope to show which factors are the most influential in characterizing the probability that a person with a disability will reach employment. <text:s/>Such factors may include variable personal attributes such as educational attainment, location, or occupation. <text:s/>Other factors may include inflexible personal attributes such as the type of disability, sex, race or ethnicity, or age. <text:s/>Our datasets include most of these variables to some degree of precision. <text:s/><text:span text:style-name="T5">Our datasets do not include a description of the nature or severity of each person's disability, which means we may need to scrape more data or assume that disability features remain constant across the various demographic categories in order to justify our visualizations and conclusions.</text:span></text:p>
      <text:p text:style-name="P12"/>
      <text:p text:style-name="P12">Our datasets come from the US Department of Labor, Bureau of Labor Statistics and Cornell University's Institute on Employment and Disability. <text:s/>Both datasets are based on the American Community Survey (ACS), which captures data from approximately 3 million addresses every year. <text:s/>In the case of data from the Bureau of Labor Statistics, the dataset includes projections from the assumptions of the Department of Labor. <text:s/>Such projections are not based on any statistical fact; rather, they depend on projections of economic activity throughout the US.</text:p>
      <text:p text:style-name="P5"/>
      <text:p text:style-name="P7">Data Scraping Process:</text:p>
      <text:p text:style-name="P15"><text:span text:style-name="T7">Brady to describe s</text:span>ome stuff here.</text:p>
      <text:p text:style-name="P7"/>
      <text:p text:style-name="P1"><text:span text:style-name="T3">Employment </text:span><text:span text:style-name="T4">Data and Projections</text:span><text:span text:style-name="T3">:</text:span></text:p>
      <text:p text:style-name="P3"><text:tab/><text:span text:style-name="T1">Source:</text:span></text:p>
      <text:p text:style-name="P3"><text:span text:style-name="T1"><text:tab/><text:tab/></text:span><text:a xlink:type="simple" xlink:href="https://www.dol.gov/odep/xls/DisabilityOccupationalProjections2012-2022.xls"><text:span text:style-name="T1">https://www.dol.gov/odep/xls/DisabilityOccupationalProjections2012-2022.xls</text:span></text:a></text:p>
      <text:p text:style-name="P2"><text:tab/><text:span text:style-name="T2">Data File:</text:span></text:p>
      <text:p text:style-name="P3"><text:tab/><text:tab/><text:span text:style-name="T2">DisabilityOccupationalProjections2012-2022.xls</text:span></text:p>
      <text:p text:style-name="P2"><text:tab/><text:span text:style-name="T2">Description:</text:span></text:p>
      <text:p text:style-name="P13"><text:span text:style-name="T2">This datafile contains broad spectrum information related to the employment of persons with disabilities. <text:s/>Datasets include the prevalence of persons with disabilities in the population, the labor force participation rate and unemployment rate of disabled persons, and disability employment status by demographic, state, education level, and profession. <text:s/>The dataset also includes projections of future employment of persons with disabilities in 2022.</text:span></text:p>
      <text:p text:style-name="P2"/>
      <text:p text:style-name="P9"><text:span text:style-name="T3">Unemployment of Persons with Disabilities:</text:span></text:p>
      <text:p text:style-name="P10"><text:tab/>Source:</text:p>
      <text:p text:style-name="P10"><text:span text:style-name="T2"><text:tab/><text:tab/></text:span><text:a xlink:type="simple" xlink:href="http://disabilitystatistics.org/reports/acs.cfm?statistic=2"><text:span text:style-name="T2">http://disabilitystatistics.org/reports/acs.cfm?statistic=2</text:span></text:a></text:p>
      <text:p text:style-name="P9"><text:tab/>Data Files:</text:p>
      <text:p text:style-name="P9"><text:tab/><text:tab/>data_2008.csv</text:p>
      <text:p text:style-name="P9"><text:soft-page-break/><text:tab/><text:tab/>data_2009.csv</text:p>
      <text:p text:style-name="P9"><text:tab/><text:tab/>data_2010.csv</text:p>
      <text:p text:style-name="P9"><text:tab/><text:tab/>data_2011.csv</text:p>
      <text:p text:style-name="P9"><text:tab/><text:tab/>data_2012.csv</text:p>
      <text:p text:style-name="P9"><text:tab/><text:tab/>data_2013.csv</text:p>
      <text:p text:style-name="P9"><text:tab/><text:tab/>data_2014.csv</text:p>
      <text:p text:style-name="P9"><text:tab/><text:tab/>data_2015.csv</text:p>
      <text:p text:style-name="P9"><text:tab/><text:span text:style-name="T2">Description:</text:span></text:p>
      <text:p text:style-name="P14"><text:span text:style-name="T2">Unemployment of persons with disabilities by state in the years 2008 to 2015. <text:s/>This dataset shows how employment of the disabled has changed in the eight years that data ar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23:50:35.505170920</meta:creation-date>
    <dc:date>2017-03-01T01:31:05.396622259</dc:date>
    <meta:editing-duration>PT1H35M27S</meta:editing-duration>
    <meta:editing-cycles>5</meta:editing-cycles>
    <meta:generator>LibreOffice/4.2.8.2$Linux_X86_64 LibreOffice_project/420m0$Build-2</meta:generator>
    <meta:document-statistic meta:table-count="0" meta:image-count="0" meta:object-count="0" meta:page-count="2" meta:paragraph-count="30" meta:word-count="393" meta:character-count="2899" meta:non-whitespace-character-count="2495"/>
  </office:meta>
</office:document-meta>
</file>